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q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4554">
            <text:p>4554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6759">
            <text:p>6759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7337">
            <text:p>7337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9391">
            <text:p>9391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0042">
            <text:p>1004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2568">
            <text:p>12568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6826">
            <text:p>16826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6951">
            <text:p>1695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8869">
            <text:p>18869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1020">
            <text:p>2102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1128">
            <text:p>2112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3518">
            <text:p>23518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31467">
            <text:p>31467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6504">
            <text:p>36504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38669">
            <text:p>38669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0323">
            <text:p>40323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2954">
            <text:p>4295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6090">
            <text:p>460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49227">
            <text:p>49227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49365">
            <text:p>4936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60827">
            <text:p>6082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6">09/26/2009</text:date>, <text:time>12:4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03:09:09</meta:creation-date>
    <meta:editing-duration>PT33H25M08S</meta:editing-duration>
    <meta:editing-cycles>2</meta:editing-cycles>
    <meta:generator>OpenOffice.org/3.0$Unix OpenOffice.org_project/300m15$Build-9379</meta:generator>
    <dc:description>Counts of words containing a specific letter, for all 26 letters of the alphabet. Based on the edges in the trimmed ITA palindrome network.</dc:description>
    <dc:date>2009-09-26T12:49:27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